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b90a" officeooo:paragraph-rsid="0003b90a"/>
    </style:style>
    <style:style style:name="P2" style:family="paragraph" style:parent-style-name="Standard">
      <style:text-properties officeooo:rsid="0003b90a" officeooo:paragraph-rsid="0005a53c"/>
    </style:style>
    <style:style style:name="P3" style:family="paragraph" style:parent-style-name="Standard">
      <style:text-properties officeooo:rsid="0004de8f" officeooo:paragraph-rsid="0004de8f"/>
    </style:style>
    <style:style style:name="P4" style:family="paragraph" style:parent-style-name="Standard">
      <style:text-properties officeooo:rsid="0004de8f" officeooo:paragraph-rsid="0005a53c"/>
    </style:style>
    <style:style style:name="P5" style:family="paragraph" style:parent-style-name="Standard">
      <style:text-properties officeooo:paragraph-rsid="0005a53c"/>
    </style:style>
    <style:style style:name="P6" style:family="paragraph" style:parent-style-name="Standard">
      <style:text-properties officeooo:paragraph-rsid="000781f7"/>
    </style:style>
    <style:style style:name="P7" style:family="paragraph" style:parent-style-name="Standard">
      <style:text-properties officeooo:paragraph-rsid="00090f8b"/>
    </style:style>
    <style:style style:name="P8" style:family="paragraph" style:parent-style-name="Standard">
      <style:text-properties officeooo:paragraph-rsid="000a20d3"/>
    </style:style>
    <style:style style:name="T1" style:family="text">
      <style:text-properties officeooo:rsid="0005a53c"/>
    </style:style>
    <style:style style:name="T2" style:family="text">
      <style:text-properties officeooo:rsid="000781f7"/>
    </style:style>
    <style:style style:name="T3" style:family="text">
      <style:text-properties officeooo:rsid="00090f8b"/>
    </style:style>
    <style:style style:name="T4" style:family="text">
      <style:text-properties officeooo:rsid="000a2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1"/>
      <text:p text:style-name="P2"><text:span text:style-name="T1">@todo : intro générale</text:span></text:p>
      <text:p text:style-name="P1"/>
      <text:p text:style-name="P1">Zend Framework 2 (ZF2 pour les intimes) :</text:p>
      <text:p text:style-name="P1"/>
      <text:p text:style-name="P2"><text:span text:style-name="T1">@todo : intro ZF2 enrichi</text:span></text:p>
      <text:p text:style-name="P2"><text:span text:style-name="T1"/></text:p>
      <text:p text:style-name="P3">Débuter avec le framework :</text:p>
      <text:p text:style-name="P3"/>
      <text:p text:style-name="P4"><text:span text:style-name="T1">Cette partie du tutoriel à pour objectif de vous donner les bases nécessaires à l'utilisation du Zend Framework dans sa version 2.</text:span></text:p>
      <text:p text:style-name="P4"><text:span text:style-name="T1">Cette partie du tutoriel ce déroulera en créant une application basé sur une petite base de données et exploitant le patron de conception Modèle-Vue-Contrôleur (Model-View-Controller).</text:span></text:p>
      <text:p text:style-name="P5"><text:span text:style-name="T1">Cette partie du tutoriel est dérivé du tutoriel officiel en anglais de Zend Framework intitulé « Getting Started with Zend Framework 2 ». </text:span><text:span text:style-name="T2">lien 3</text:span></text:p>
      <text:p text:style-name="P6"><text:span text:style-name="T2">Certains élément ont étés ajoutés par rapport au tutoriel original et enrichissent l'utilisation du Zend Framework d'après mon expérience de son utilisation.</text:span></text:p>
      <text:p text:style-name="P6"><text:span text:style-name="T2"/></text:p>
      <text:p text:style-name="P7"><text:span text:style-name="T3">Pré-requis :</text:span></text:p>
      <text:p text:style-name="P7"><text:span text:style-name="T3"/></text:p>
      <text:p text:style-name="P7"><text:span text:style-name="T3">Ce tutoriel présume que vous avez une installation fonctionnelle d'Apache, de Mysql et de Php dans sa version 5.3.3 ou supérieure.</text:span></text:p>
      <text:p text:style-name="P7"><text:span text:style-name="T3">Votre installation d'Apache doit avoir le module « rewrite » actif et fonctionnel et que le serveur Apache est configuré pour accepter les fichiers de type « .htaccess ».</text:span></text:p>
      <text:p text:style-name="P7"><text:span text:style-name="T3"/></text:p>
      <text:p text:style-name="P8"><text:span text:style-name="T4">Vous trouverez un modèle de configuration apache sur notre dépôt git/github. Liens </text:span></text:p>
      <text:p text:style-name="P7"><text:span text:style-name="T3"/></text:p>
      <text:p text:style-name="P8"><text:span text:style-name="T4">Alter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0:56</meta:creation-date>
    <meta:generator>LibreOffice/3.6$Linux_X86_64 LibreOffice_project/360m1$Build-2</meta:generator>
    <dc:date>2013-04-10T11:58:35</dc:date>
    <dc:creator>Huby Franck</dc:creator>
    <meta:editing-duration>PT24M34S</meta:editing-duration>
    <meta:editing-cycles>6</meta:editing-cycles>
    <meta:document-statistic meta:table-count="0" meta:image-count="0" meta:object-count="0" meta:page-count="1" meta:paragraph-count="14" meta:word-count="189" meta:character-count="1174" meta:non-whitespace-character-count="998"/>
  </office:meta>
</office:document-meta>
</file>